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8b0b3" officeooo:paragraph-rsid="0018b0b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98e4a" officeooo:paragraph-rsid="00198e4a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98e4a" officeooo:paragraph-rsid="00198e4a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 approach for identifying and mapping developer technical debt in <text:s/>early-typical architectures</text:p>
      <text:p text:style-name="P1"/>
      <text:p text:style-name="P1"/>
      <text:p text:style-name="P2">Abstract</text:p>
      <text:p text:style-name="P3">Software industry is a growing market and business sector, where new software-intensive</text:p>
      <text:p text:style-name="P3">products, services and systems are developed and released to end-users (Shields, 2014).</text:p>
      <text:p text:style-name="P3">Therefore, the software industry today is highly competitive, and software companies are</text:p>
      <text:p text:style-name="P3">required to improve their products and features constantly to keep the end-users interested</text:p>
      <text:p text:style-name="P3">(Porter and Heppelmann, 2014).</text:p>
      <text:p text:style-name="P3"/>
      <text:p text:style-name="P3">The high level of competition creates pressure for software companies to deliver high-quality products faster than their competitors (Vesey, 1992), which can be also called as time-to-marke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2T07:06:14.223928198</meta:creation-date>
    <dc:date>2022-05-22T08:13:55.766398595</dc:date>
    <meta:editing-duration>PT57M30S</meta:editing-duration>
    <meta:editing-cycles>3</meta:editing-cycles>
    <meta:generator>LibreOffice/7.2.6.2$Linux_X86_64 LibreOffice_project/20$Build-2</meta:generator>
    <meta:document-statistic meta:table-count="0" meta:image-count="0" meta:object-count="0" meta:page-count="1" meta:paragraph-count="8" meta:word-count="93" meta:character-count="678" meta:non-whitespace-character-count="592"/>
  </office:meta>
</office:document-meta>
</file>